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9.318cm" style:use-optimal-column-width="false"/>
    </style:style>
    <style:style style:name="co2" style:family="table-column">
      <style:table-column-properties style:column-width="6.667cm" style:use-optimal-column-width="false"/>
    </style:style>
    <style:style style:name="co3" style:family="table-column">
      <style:table-column-properties style:column-width="152.293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 style:writing-mode="rl-tb"/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use-window-font-color="true" loext:opacity="0%" style:font-name="Alvi Nastaleeq" fo:font-size="200pt" style:letter-kerning="true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38.277cm" svg:height="285.56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ہائے عباس ہائے عباس ہائے عباس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Haaye Abbas haaye Abbas haaye Abbas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جلتے خیموں سے صدا آئی سر کرب و بلا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Jalte khaimon se sada aai sar Karb o B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لو خبر جلد کہ اب بستر ِسجاد جلا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Lo khabar jald ke ab bistar-e-Sajjad j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تنہا اٹھارہ برادر، کی بہن ہے بن میں</text:span><text:span text:style-name="T3"><text:line-break/></text:span><text:span text:style-name="T3">نیند کیوں آگئی ہے بھا،ئی بتاؤ رن میں</text:span><text:span text:style-name="T3"><text:line-break/></text:span><text:span text:style-name="T3">نیند سے جاگو چھنی زینبِ مضطر کی ردا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Tanha athara baradar ki bahan hai ban mein</text:span><text:span text:style-name="T2"><text:line-break/></text:span><text:span text:style-name="T2">Neend kyon aagai hai bhai batao ran mein</text:span><text:span text:style-name="T2"><text:line-break/></text:span><text:span text:style-name="T2">Neend se jago chhini Zainab-e-muztar ki ri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میرے غازی میرے صفدر، میرے میرِ لشکر</text:span><text:span text:style-name="T3"><text:line-break/></text:span><text:span text:style-name="T3">دیکھ بے آس ہے پردیس ميں تیری خواہر</text:span><text:span text:style-name="T3"><text:line-break/></text:span><text:span text:style-name="T3">کٹ گيا سبطِ پیمبر کا بھی سجدے میں گلا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Mere Ghazi mere Safdar, mere Mir-e-lashkar</text:span><text:span text:style-name="T2"><text:line-break/></text:span><text:span text:style-name="T2">Dekh be aas hai pardes mein teri khwahar</text:span><text:span text:style-name="T2"><text:line-break/></text:span><text:span text:style-name="T2">Kat gaya sibt-e-payambar ka bhi sajde mein gal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ین کرتی ہوئی لاشے پہ چلی آؤں گی</text:span><text:span text:style-name="T3"><text:line-break/></text:span><text:span text:style-name="T3">کتنے ناسور کلیجے میں ہے دکھلاؤں گی</text:span><text:span text:style-name="T3"><text:line-break/></text:span><text:span text:style-name="T3">میری تقدیر میں کچھ بھی نہیں اشکوں کے سوا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Bain karti hui lashe pe chali aaon gi</text:span><text:span text:style-name="T2"><text:line-break/></text:span><text:span text:style-name="T2">Kitne nasoor kaleje mein hai dikhlaoon gi</text:span><text:span text:style-name="T2"><text:line-break/></text:span><text:span text:style-name="T2">Meri taqdeer mein kuchh bhi nahin ashkon ke siw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میرا اکبر میرا قاسم میرا اصغر نہ رہا</text:span><text:span text:style-name="T3"><text:line-break/></text:span><text:span text:style-name="T3">دو میرے لال تھے دونوں میں سے کوئی نہ بچا</text:span><text:span text:style-name="T3"><text:line-break/></text:span><text:span text:style-name="T3">نہ کوئی بھائی بھتیجا نہ کوئی ہے بیٹا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Mera Akbar mera Qasim mera Asghar na raha</text:span><text:span text:style-name="T2"><text:line-break/></text:span><text:span text:style-name="T2">Do mere laal thay donon mein se koi na bacha</text:span><text:span text:style-name="T2"><text:line-break/></text:span><text:span text:style-name="T2">Na koi bhai bhatija na koi hai bet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ھائیوں سے تو بڑی آس ہوا کرتی ہے</text:span><text:span text:style-name="T3"><text:line-break/></text:span><text:span text:style-name="T3">ہر بہن بھائی کے حق میں یہ دعا کرتی ہے</text:span><text:span text:style-name="T3"><text:line-break/></text:span><text:span text:style-name="T3">عمر لگ جائے میری زندہ رہے بھائی میرا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Bhaiyon se to bari aas hua karti hai</text:span><text:span text:style-name="T2"><text:line-break/></text:span><text:span text:style-name="T2">Har bahan bhai ke haq mein yeh dua karti hai</text:span><text:span text:style-name="T2"><text:line-break/></text:span><text:span text:style-name="T2">Umar lag jaaye meri zinda rahe bhai mer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ی کے اب کیا کروں اے بھائی تمہارے غم میں</text:span><text:span text:style-name="T3"><text:line-break/></text:span><text:span text:style-name="T3">زندگی گزرے گی زینب کی تیرے ماتم میں</text:span><text:span text:style-name="T3"><text:line-break/></text:span><text:span text:style-name="T3">مجھ کو تڑپائے گی اے بھائی تیری یاد صدا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i ke ab kya karun ay bhai tumhare gham mein</text:span><text:span text:style-name="T2"><text:line-break/></text:span><text:span text:style-name="T2">Zindagi guzre gi Zainab ki tere maatam mein</text:span><text:span text:style-name="T2"><text:line-break/></text:span><text:span text:style-name="T2">Mujh ko tarpaye gi ay bhai teri yaad sad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خالی کوزے لیے بچے ہیں درِ خیمہ پر</text:span><text:span text:style-name="T3"><text:line-break/></text:span><text:span text:style-name="T3">سوئے دریا ہے لگی بالی سکینہ کی نظر</text:span><text:span text:style-name="T3"><text:line-break/></text:span><text:span text:style-name="T3">کہتی ہے بچوں سے آتے ہیں ابھی میرے چچا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Khali kuze liye bacche hain dar-e-khaima par</text:span><text:span text:style-name="T2"><text:line-break/></text:span><text:span text:style-name="T2">Soe darya hai lagi bali Sakina ki nazar</text:span><text:span text:style-name="T2"><text:line-break/></text:span><text:span text:style-name="T2">Kehti hai bachon se aate hain abhi mere chacha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4">نوحہ ریحان یہ زینب کا تھا بعدِ عباس</text:span><text:span text:style-name="T4"><text:line-break/></text:span><text:span text:style-name="T4">کیوں نہیں کرتے ہو عباس ہمارا احساس</text:span><text:span text:style-name="T4"><text:line-break/></text:span><text:span text:style-name="T4">قافلہ بے سروساما</text:span><text:span text:style-name="T3">ں سوئے شام چلا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Noha Rehan yeh Zainab ka tha baad-e-Abbas</text:span><text:span text:style-name="T2"><text:line-break/></text:span><text:span text:style-name="T2">Kyun nahin karte ho Abbas hamara ehsaas</text:span><text:span text:style-name="T2"><text:line-break/></text:span><text:span text:style-name="T2">Qafila be-sar-o-saman suwe Shaam chal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38.28cm" fo:page-height="28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42:16.924855400</dc:date>
    <meta:editing-duration>PT1H15M13S</meta:editing-duration>
    <meta:editing-cycles>26</meta:editing-cycles>
    <meta:generator>LibreOffice/25.2.4.3$Windows_X86_64 LibreOffice_project/33e196637044ead23f5c3226cde09b47731f7e27</meta:generator>
    <meta:document-statistic meta:object-count="1"/>
  </office:meta>
</office:document-meta>
</file>